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G Omega (W1)" svg:font-family="'CG Omega (W1)', 'Times New Roman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/>
    </style:style>
    <style:style style:name="P2" style:family="paragraph" style:parent-style-name="Standard">
      <style:paragraph-properties fo:margin-top="0cm" fo:margin-bottom="0.423cm" style:contextual-spacing="false" fo:text-align="center" style:justify-single-word="false">
        <style:tab-stops>
          <style:tab-stop style:position="9.00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.423cm" style:contextual-spacing="false" fo:text-align="justify" style:justify-single-word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.423cm" style:contextual-spacing="false" fo:text-align="justify" style:justify-single-word="false" fo:text-indent="0cm" style:auto-text-indent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P5" style:family="paragraph" style:parent-style-name="Standard">
      <style:paragraph-properties fo:margin-top="0cm" fo:margin-bottom="0.423cm" style:contextual-spacing="false" fo:text-align="justify" style:justify-single-word="false">
        <style:tab-stops>
          <style:tab-stop style:position="9.001cm"/>
        </style:tab-stops>
      </style:paragraph-properties>
      <style:text-properties style:font-name="Times New Roman" style:text-underline-style="solid" style:text-underline-width="auto" style:text-underline-color="font-color" style:font-name-complex="Times New Roman"/>
    </style:style>
    <style:style style:name="P6" style:family="paragraph" style:parent-style-name="Standard">
      <style:paragraph-properties fo:margin-top="0cm" fo:margin-bottom="0.423cm" style:contextual-spacing="false" fo:text-align="justify" style:justify-single-word="false">
        <style:tab-stops>
          <style:tab-stop style:position="9.001cm"/>
        </style:tab-stops>
      </style:paragraph-properties>
    </style:style>
    <style:style style:name="P7" style:family="paragraph" style:parent-style-name="Standard" style:master-page-name="Standard">
      <style:paragraph-properties fo:margin-top="0cm" fo:margin-bottom="0.423cm" style:contextual-spacing="false" fo:text-align="center" style:justify-single-word="false" style:page-number="auto">
        <style:tab-stops>
          <style:tab-stop style:position="9.001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cm" fo:margin-bottom="0.423cm" style:contextual-spacing="false" fo:text-align="justify" style:justify-single-word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dd1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MULARIO DE SOLICITUD DE APOYO PARA UNA ACTIVIDAD INDIVIDUAL EN EL MARCO DEL LIA-IFUM</text:p>
      <text:p text:style-name="P2">(Completar un formulario porc ada beneficiario)</text:p>
      <text:p text:style-name="P3"/>
      <text:p text:style-name="P6"><text:span text:style-name="T1">Importante</text:span><text:span text:style-name="T2"> : <text:s/>Antes de enviarlo, use para el archivo un nombre de la forma siguiente :</text:span></text:p>
      <text:p text:style-name="P5">EJEAPELLIDO.Y.Z.pdf</text:p>
      <text:p text:style-name="P6"><text:span text:style-name="T3">EJE</text:span><text:span text:style-name="T2">=AGA,PS,SD o AU (</text:span><text:span text:style-name="T3">AGA</text:span><text:span text:style-name="T2"> : Álgebra y Geometría Algebraica - <text:s/></text:span><text:span text:style-name="T3">PS</text:span><text:span text:style-name="T2"> : Probabilidad y Estadística – </text:span><text:span text:style-name="T3">SD</text:span><text:span text:style-name="T2"> : Sistemas Dinámicos – </text:span><text:span text:style-name="T3">AU</text:span><text:span text:style-name="T2"> : otros)</text:span></text:p>
      <text:p text:style-name="P6"><text:span text:style-name="T3">AXE</text:span><text:span text:style-name="T2">.NOMDEFAMILLE. Y.Z.pdf</text:span></text:p>
      <text:p text:style-name="Standard"><text:span text:style-name="T4">APELLIDO </text:span><text:span text:style-name="T5">de la persona beneficiaria</text:span></text:p>
      <text:p text:style-name="Standard"><text:span text:style-name="T4">Y </text:span><text:span text:style-name="T5">= año (ejemplo, 2011)</text:span></text:p>
      <text:p text:style-name="Standard"><text:span text:style-name="T4">Z= </text:span><text:span text:style-name="T5">1 o 2, según el semestre de la solicitud. </text:span></text:p>
      <text:p text:style-name="P3"/>
      <text:p text:style-name="P3">1. SOLICITANTE (debe ser completado en caso de que sea diferente de la persona beneficiaria) :</text:p>
      <text:p text:style-name="P3">Apellido :<text:tab/>Nombre :</text:p>
      <text:p text:style-name="P3">Correo electrónico :<text:tab/>Teléfono :</text:p>
      <text:p text:style-name="P3">Institución de pertenencia (Universidad, laboratorio, ciudad) :</text:p>
      <text:p text:style-name="P3"/>
      <text:p text:style-name="P3">2. Beneficiario :</text:p>
      <text:p text:style-name="P3">Apelllido :<text:tab/>Nombre :</text:p>
      <text:p text:style-name="P3">Fecha de nacimiento :<text:tab/>Nacionalidad :</text:p>
      <text:p text:style-name="P3">Correo electrónico :<text:tab/>Teléfono :</text:p>
      <text:p text:style-name="P3">Función que desempeña (doctorando, postdoctorando, docente-investigador) :</text:p>
      <text:p text:style-name="P3">Institución de pertenencia (Universidad, laboratorio, ciudad) :</text:p>
      <text:p text:style-name="P3">Referencia de una publicación o de un trabajo reciente :</text:p>
      <text:p text:style-name="P3"/>
      <text:p text:style-name="P3">3. DESCRIBA EN A LO SUMO 10 LÍNEAS EL MARCO DE REFERENCIA MATEMÁTICO DE LA ACTIVIDAD A DESARROLLAR :</text:p>
      <text:p text:style-name="P3"/>
      <text:p text:style-name="P3">4. DESCRIBA EN A LO SUMO 10 LÍNEAS LOS OBJETIVOS CONCRETOS DE LA ACTIVIDAD A DESARROLLAR :</text:p>
      <text:p text:style-name="P4"><text:s text:c="6"/></text:p>
      <text:p text:style-name="P4"><text:s text:c="6"/>5. OTROS ASPECTOS DE LA ACTIVIDAD A DESARROLLAR :</text:p>
      <text:p text:style-name="P4"><text:s text:c="6"/>Lugar : (Institución/Laboratorio-Ciudad/País) : <text:span text:style-name="T6">Université Lumière Lyon 2, Laboratoire ERIC</text:span></text:p>
      <text:p text:style-name="P3">Fecha de llegada prevista : <text:span text:style-name="T6">Avril</text:span></text:p>
      <text:p text:style-name="P3"><text:soft-page-break/>Duración de la estadía : <text:span text:style-name="T6">2 meses</text:span></text:p>
      <text:p text:style-name="P3">Conferencias o exposiciones previstas : <text:span text:style-name="T6">seminario del laboratorio ERIC</text:span></text:p>
      <text:p text:style-name="P3">Intercambios previstos :</text:p>
      <text:p text:style-name="P3"/>
      <text:p text:style-name="P3">6. MONTO SOLICITADO AL IFUM :</text:p>
      <text:p text:style-name="P3">DETALLE DE SU UTILIZACIÓN  (Gastos de transporte, con indicación de la ciudad de salida y de llegada, Gastos de estadía, número de noches de alojamiento, comidas, etc.)</text:p>
      <text:p text:style-name="P4"/>
      <text:p text:style-name="P3">7. OTRAS FUENTES DE FINANCIAMIENTO (Precisar si son fuentes confirmadas o solicitadas, monto de las mismas y objeto de su utilización) :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G Omega (W1)" svg:font-family="'CG Omega (W1)', 'Times New Roman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Y" style:font-name-asian="DejaVu Sans Condense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UY" style:font-name-asian="DejaVu Sans Condense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right="0cm" fo:orphans="0" fo:widows="0" fo:hyphenation-ladder-count="no-limit" fo:text-indent="0cm" style:auto-text-indent="false" style:text-autospace="none" style:writing-mode="lr-tb"/>
      <style:text-properties style:use-window-font-color="true" loext:opacity="0%" style:font-name="CG Omega (W1)" fo:font-family="'CG Omega (W1)', 'Times New Roman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G Omega (W1)" style:font-family-complex="'CG Omega (W1)', 'Times New Roman'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ULARIO DE SOLICITUD DE APOYO PARA UNA ACTIVIDAD INDIVIDUAL EN EL MARCO DEL LIA-IFUM</dc:title>
    <meta:initial-creator> x</meta:initial-creator>
    <meta:creation-date>2010-12-11T18:48:00</meta:creation-date>
    <dc:date>2023-11-16T16:09:11.085607251</dc:date>
    <meta:editing-cycles>2</meta:editing-cycles>
    <meta:editing-duration>PT42M18S</meta:editing-duration>
    <meta:generator>LibreOffice/7.5.7.1$Linux_X86_64 LibreOffice_project/50$Build-1</meta:generator>
    <meta:document-statistic meta:table-count="0" meta:image-count="0" meta:object-count="0" meta:page-count="2" meta:paragraph-count="32" meta:word-count="290" meta:character-count="1842" meta:non-whitespace-character-count="1559"/>
    <meta:user-defined meta:name="Info 1"/>
    <meta:user-defined meta:name="Info 2"/>
    <meta:user-defined meta:name="Info 3"/>
    <meta:user-defined meta:name="Info 4"/>
  </office:meta>
</office:document-meta>
</file>